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6" style:parent-style-name="Standardstycketeckensnitt" style:family="text">
      <style:text-properties style:language-asian="sv" style:country-asian="SE"/>
    </style:style>
    <style:style style:name="T7" style:parent-style-name="Standardstycketeckensnitt" style:family="text">
      <style:text-properties style:language-asian="sv" style:country-asian="S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6"><draw:frame draw:style-name="a0" draw:name="Bildobjekt 1" text:anchor-type="as-char" svg:x="0in" svg:y="0in" svg:width="6.58491in" svg:height="3.70401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Normal"/>
      <text:p text:style-name="Normal"><text:span text:style-name="T7"><draw:frame draw:style-name="a1" draw:name="Bildobjekt 2" text:anchor-type="as-char" svg:x="0in" svg:y="0in" svg:width="6.3in" svg:height="3.54375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Rubrik1" style:display-name="Rubrik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sv" style:country-asian="SE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idhuvud" style:display-name="Sidhuvud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idhuvudChar" style:display-name="Sidhuvud Char" style:family="text" style:parent-style-name="Standardstycketeckensnitt"/>
    <style:style style:name="Sidfot" style:display-name="Sidfot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idfotChar" style:display-name="Sidfot Char" style:family="text" style:parent-style-name="Standardstycketeckensnitt"/>
    <style:style style:name="Rubrik1Char" style:display-name="Rubrik 1 Char" style:family="text" style:parent-style-name="Standardstycketeckensnit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sv" style:country-asian="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font-weight-complex="bold" style:letter-kerning="true" fo:font-size="12pt" style:font-size-asian="12pt" style:font-size-complex="12pt" fo:language="en" fo:country="GB" style:language-asian="sv" style:country-asian="SE"/>
    </style:style>
    <style:style style:name="P3" style:parent-style-name="Sidhuvud" style:family="paragraph">
      <style:text-properties fo:language="en" fo:country="GB"/>
    </style:style>
    <style:style style:name="P4" style:parent-style-name="Sidhuvud" style:family="paragraph">
      <style:text-properties fo:language="en" fo:country="GB"/>
    </style:style>
    <style:style style:name="P5" style:parent-style-name="Sidhuvud" style:family="paragraph">
      <style:text-properties fo:language="en" fo:country="GB"/>
    </style:style>
  </office:automatic-styles>
  <office:master-styles>
    <style:master-page style:name="MP0" style:page-layout-name="PL0">
      <style:header>
        <text:p text:style-name="Sidhuvud"/>
        <text:p text:style-name="Sidhuvud"/>
        <text:p text:style-name="Sidhuvud"/>
        <text:p text:style-name="P2">Angularjs Server Communication using ngResource-CRUD<text:s/>backend Spring<text:s/></text:p>
        <text:p text:style-name="P3"/>
        <text:p text:style-name="P4"/>
        <text:p text:style-name="P5"/>
      </style:header>
      <style:footer>
        <text:p text:style-name="Sidfot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n Erik Berglund</meta:initial-creator>
    <dc:creator>Jan Erik Berglund</dc:creator>
    <meta:creation-date>2017-02-01T07:50:00Z</meta:creation-date>
    <dc:date>2017-02-01T08:04:00Z</dc:date>
    <meta:template xlink:href="Normal" xlink:type="simple"/>
    <meta:editing-cycles>1</meta:editing-cycles>
    <meta:editing-duration>PT840S</meta:editing-duration>
    <meta:document-statistic meta:page-count="1" meta:paragraph-count="1" meta:word-count="0" meta:character-count="5" meta:row-count="1" meta:non-whitespace-character-count="5"/>
  </office:meta>
</office:document-meta>
</file>